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ellipse draw:style-name="gr1" draw:text-style-name="P2" draw:layer="layout" svg:width="6cm" svg:height="1.9cm" svg:x="13.5cm" svg:y="12.6cm">
          <text:p text:style-name="P1"><text:span text:style-name="T1">Kenteken verwijderen</text:span></text:p>
        </draw:ellipse>
        <draw:ellipse draw:style-name="gr1" draw:text-style-name="P2" draw:layer="layout" svg:width="6.9cm" svg:height="1.9cm" svg:x="6.2cm" svg:y="8.3cm">
          <text:p text:style-name="P2"><text:span text:style-name="T1">Kenteken toewijzen</text:span></text:p>
        </draw:ellipse>
        <draw:ellipse draw:style-name="gr1" draw:text-style-name="P2" draw:layer="layout" svg:width="6cm" svg:height="1.9cm" svg:x="9.2cm" svg:y="17.1cm">
          <text:p text:style-name="P1"><text:span text:style-name="T1">Rechtspersoon valideren</text:span></text:p>
        </draw:ellipse>
        <draw:ellipse draw:style-name="gr1" draw:text-style-name="P2" draw:layer="layout" svg:width="6.8cm" svg:height="1.9cm" svg:x="5.3cm" svg:y="12.7cm">
          <text:p text:style-name="P2"><text:span text:style-name="T1">Kentekens beheren</text:span></text:p>
        </draw:ellipse>
        <draw:ellipse draw:style-name="gr1" draw:text-style-name="P2" draw:layer="layout" svg:width="5.9cm" svg:height="2cm" svg:x="2.8cm" svg:y="4.7cm">
          <text:p text:style-name="P1"><text:span text:style-name="T1">Kenteken genereren</text:span></text:p>
        </draw:ellipse>
        <draw:ellipse draw:style-name="gr1" draw:text-style-name="P2" draw:layer="layout" svg:width="6.9cm" svg:height="2.2cm" svg:x="11.4cm" svg:y="4.6cm">
          <text:p text:style-name="P1"><text:span text:style-name="T1">Kenteken eigenaar wijzigen</text:span></text:p>
        </draw:ellipse>
        <draw:line draw:style-name="gr2" draw:text-style-name="P1" draw:layer="layout" svg:x1="8.9cm" svg:y1="14.6cm" svg:x2="10.6cm" svg:y2="17.2cm">
          <text:p/>
        </draw:line>
        <draw:line draw:style-name="gr2" draw:text-style-name="P1" draw:layer="layout" svg:x1="12cm" svg:y1="13.5cm" svg:x2="13.6cm" svg:y2="13.5cm">
          <text:p/>
        </draw:line>
        <draw:line draw:style-name="gr2" draw:text-style-name="P1" draw:layer="layout" svg:x1="9cm" svg:y1="12.7cm" svg:x2="9.1cm" svg:y2="10.2cm">
          <text:p/>
        </draw:line>
        <draw:line draw:style-name="gr2" draw:text-style-name="P1" draw:layer="layout" svg:x1="12cm" svg:y1="8.5cm" svg:x2="13.3cm" svg:y2="6.7cm">
          <text:p/>
        </draw:line>
        <draw:line draw:style-name="gr2" draw:text-style-name="P1" draw:layer="layout" svg:x1="7.6cm" svg:y1="8.5cm" svg:x2="6.6cm" svg:y2="6.6cm">
          <text:p/>
        </draw:line>
        <draw:ellipse draw:style-name="gr1" draw:text-style-name="P1" draw:layer="layout" svg:width="2.6cm" svg:height="0.8cm" svg:x="0cm" svg:y="13.2cm">
          <text:p text:style-name="P1">ADMIN</text:p>
        </draw:ellipse>
        <draw:line draw:style-name="gr2" draw:text-style-name="P1" draw:layer="layout" svg:x1="2.5cm" svg:y1="13.7cm" svg:x2="5.4cm" svg:y2="13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m de Haan</meta:initial-creator>
    <meta:creation-date>2015-04-10T12:28:21.31</meta:creation-date>
    <dc:date>2015-04-10T12:45:28.86</dc:date>
    <dc:creator>Tom de Haan</dc:creator>
    <meta:editing-duration>PT1M46S</meta:editing-duration>
    <meta:editing-cycles>1</meta:editing-cycles>
    <meta:generator>OpenOffice/4.1.1$Win32 OpenOffice.org_project/411m6$Build-9775</meta:generator>
    <meta:document-statistic meta:object-count="13"/>
  </office:meta>
</office:document-meta>
</file>